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4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5" style:family="graphic" style:parent-style-name="standard">
      <style:graphic-properties draw:fill-color="#fff9ae" draw:textarea-horizontal-align="justify" draw:textarea-vertical-align="top" draw:auto-grow-height="false" fo:min-height="0.766cm" fo:min-width="0.516cm"/>
    </style:style>
    <style:style style:name="gr1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7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Rancher App:</text:span></text:p>
          <text:p text:style-name="P1"><text:span text:style-name="T1">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21.955cm">
          <text:p text:style-name="P1"><text:span text:style-name="T1">Rancher App:</text:span></text:p>
          <text:p text:style-name="P1"><text:span text:style-name="T1">jjcollinge-phppgadmin-</text:span><text:span text:style-name="T1">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Rancher App:</text:span></text:p>
          <text:p text:style-name="P1"><text:span text:style-name="T1">helm-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Rancher App:</text:span></text:p>
          <text:p text:style-name="P1"><text:span text:style-name="T1">library-kaf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Ra</text:span><text:span text:style-name="T1">nc</text:span><text:span text:style-name="T1">her </text:span><text:span text:style-name="T1">Ap</text:span><text:span text:style-name="T1">p:</text:span></text:p>
          <text:p text:style-name="P1"><text:span text:style-name="T1">se</text:span><text:span text:style-name="T1">nzi</text:span><text:span text:style-name="T1">ng-</text:span><text:span text:style-name="T1">mo</text:span><text:span text:style-name="T1">ck-</text:span><text:span text:style-name="T1">dat</text:span><text:span text:style-name="T1">a-</text:span><text:span text:style-name="T1">ge</text:span><text:span text:style-name="T1">ner</text:span><text:span text:style-name="T1">ato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</text:span><text:span text:style-name="T1">ge</text:span><text:span text:style-name="T1">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23.098cm">
          <text:p text:style-name="P1"><text:span text:style-name="T1">Docker </text:span><text:span text:style-name="T1">container:</text:span></text:p>
          <text:p text:style-name="P1"><text:span text:style-name="T1">senzing/</text:span><text:span text:style-name="T1">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1.016cm" svg:x="9.575cm" svg:y="24.314cm">
          <text:p text:style-name="P5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445cm" svg:y1="2.778cm" svg:x2="5.445cm" svg:y2="6.715cm">
          <text:p/>
        </draw:line>
        <draw:line draw:style-name="gr8" draw:text-style-name="P9" draw:layer="layout" svg:x1="5.445cm" svg:y1="7.342cm" svg:x2="5.445cm" svg:y2="9.891cm">
          <text:p/>
        </draw:line>
        <draw:custom-shape draw:style-name="gr9" draw:text-style-name="P6" draw:layer="layout" svg:width="4.445cm" svg:height="0.762cm" svg:x="1.862cm" svg:y="9.8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445cm" svg:y1="16.383cm" svg:x2="5.445cm" svg:y2="18.653cm">
          <text:p/>
        </draw:line>
        <draw:custom-shape draw:style-name="gr10" draw:text-style-name="P7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2" draw:layer="layout" svg:width="3.81cm" svg:height="0.762cm" svg:x="10.404cm" svg:y="2.014cm">
          <text:p text:style-name="P1"><text:span text:style-name="T1">Rancher 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8.629cm">
          <text:p text:style-name="P1"><text:span text:style-name="T1">Rancher App:</text:span></text:p>
          <text:p text:style-name="P1"><text:span text:style-name="T1">senzing-kafka-test 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5cm" svg:y="9.763cm">
          <text:p text:style-name="P1"><text:span text:style-name="T1">Docker container:</text:span><text:span text:style-name="T1"><text:line-break/></text:span><text:span text:style-name="T1">confluentinc/cp-kafka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016cm" svg:height="1.016cm" svg:x="6.026cm" svg:y="11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016cm" svg:height="1.016cm" svg:x="4.783cm" svg:y="11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016cm" svg:height="1.016cm" svg:x="3.64cm" svg:y="11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016cm" svg:height="1.016cm" svg:x="2.497cm" svg:y="11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016cm" svg:height="1.016cm" svg:x="1.254cm" svg:y="11.287cm">
          <text:p/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445cm" svg:y1="10.398cm" svg:x2="5.445cm" svg:y2="15.605cm">
          <text:p/>
        </draw:line>
        <draw:line draw:style-name="gr16" draw:text-style-name="P9" draw:layer="layout" svg:x1="6.361cm" svg:y1="10.27cm" svg:x2="9.255cm" svg:y2="10.271cm">
          <text:p/>
        </draw:line>
        <draw:custom-shape draw:style-name="gr9" draw:text-style-name="P6" draw:layer="layout" svg:width="4.445cm" svg:height="0.762cm" svg:x="9.562cm" svg:y="10.913cm">
          <text:p text:style-name="P5"><text:span text:style-name="T2">kafka-console-consumer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6.715cm" svg:y1="20.558cm" svg:x2="9.509cm" svg:y2="24.241cm">
          <text:p/>
        </draw:line>
        <draw:custom-shape draw:style-name="gr1" draw:text-style-name="P2" draw:layer="layout" svg:width="6.35cm" svg:height="3.81cm" svg:x="0.999cm" svg:y="21.965cm">
          <text:p text:style-name="P1"><text:span text:style-name="T1">Rancher App:</text:span></text:p>
          <text:p text:style-name="P1"><text:span text:style-name="T1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445cm" svg:y1="21.193cm" svg:x2="5.445cm" svg:y2="24.495cm">
          <text:p/>
        </draw:line>
        <draw:custom-shape draw:style-name="gr17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1.778cm" svg:height="1.816cm" svg:x="9.91cm" svg:y="18.958cm">
          <text:p text:style-name="P5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9" draw:layer="layout" svg:x1="6.715cm" svg:y1="19.923cm" svg:x2="9.89cm" svg:y2="19.9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3-18T11:07:18.829071323</dc:date>
    <meta:editing-duration>PT1H41M3S</meta:editing-duration>
    <meta:editing-cycles>26</meta:editing-cycles>
    <meta:generator>LibreOffice/6.0.7.3$Linux_X86_64 LibreOffice_project/00m0$Build-3</meta:generator>
    <meta:document-statistic meta:object-count="41"/>
  </office:meta>
</office:document-meta>
</file>